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Normální" style:family="paragraph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4/2021<text:bookmark-end text:name="Text14"/></text:p>
            <text:p text:style-name="Normální">KVOP-17235/2021<text:bookmark-end text:name="Text2"/></text:p>
            <text:p text:style-name="Normální"><text:bookmark-start text:name="Text6"/>22. 04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Bc. N. L.</text:p>
            <text:p text:style-name="Normální"/>
            <text:p text:style-name="Normální"><text:span text:style-name="T17">e-mail:</text:span><text:s/></text:p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L.,</text:p>
      <text:p text:style-name="Základnítext">dne 11. dubna 2021 obdržela Kancelář veřejného ochránce práv Vaši žádost podle zákona č. 106/1999 Sb., o svobodném přístupu k informacím, ve znění pozdějších předpisů, ve které požadujete pro svoji diplomovou práci statistické údaje o činnosti veřejného ochránce práv z oblasti sociálního zabezpečení.</text:p>
      <text:p text:style-name="Základnítext">K Vaší žádosti Vám v příloze poskytuji požadované informace. Pro případné další informace, které budete potřebovat k Vaší diplomové práci a které nejsou zveřejněny, můžete kontaktovat vedoucího odboru sociálního zabezpečení Kanceláře veřejného ochránce práv Mgr. Jiřího Hrubého, e-mail<text:s/><text:a xlink:href="mailto:hruby@ochrance.cz" office:target-frame-name="_top" xlink:show="replace"><text:span text:style-name="Hypertextovýodkaz">hruby@ochrance.cz</text:span></text:a>, tel. 542 542 382.</text:p>
      <text:p text:style-name="Základnítext">S pozdravem</text:p>
      <text:p text:style-name="Základnítext"/>
      <text:p text:style-name="Základnítext"/>
      <text:p text:style-name="Základnítext"/>
      <text:p text:style-name="podpis">JUDr. Pavel Pořízek, Ph.D., v. r.</text:p>
      <text:p text:style-name="podpis">vedoucí Kanceláře veřejného ochránce práv</text:p>
      <text:p text:style-name="podpis">(podepsáno elektronicky)</text:p>
      <text:p text:style-name="podpis"/>
      <text:p text:style-name="podpis"/>
      <text:p text:style-name="Normální"/>
      <text:p text:style-name="Normální"/>
      <text:p text:style-name="P18">Příloha</text:p>
      <text:p text:style-name="Normální">Statistické údaje o podnětech z oblasti sociálního zabezpečení v letech 2014-2020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BO7M*</text:span>*KVOPX00BBO7M*</text:p>
        <text:p text:style-name="P12"><text:span text:style-name="T13">KVOPX00BBO7M</text:span>KVOPX00BBO7M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1T11:02:00Z</meta:creation-date>
    <dc:date>2021-06-11T11:03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69" meta:character-count="1169" meta:row-count="8" meta:non-whitespace-character-count="1002"/>
  </office:meta>
</office:document-meta>
</file>